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B70FB51BD53BCA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ffffff" draw:opacity="58%" draw:textarea-horizontal-align="justify" draw:textarea-vertical-align="middle" draw:auto-grow-height="false" fo:min-height="23.15cm" fo:min-width="39.3cm" draw:shadow-opacity="58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58%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9.798cm" svg:height="23.37cm" svg:x="1cm" svg:y="1.013cm">
            <draw:image xlink:href="Pictures/100002010000078000000438B70FB51BD53BCAB1.png" xlink:type="simple" xlink:show="embed" xlink:actuate="onLoad" loext:mime-type="image/png">
              <text:p/>
            </draw:image>
          </draw:frame>
          <draw:custom-shape draw:style-name="gr2" draw:text-style-name="P2" draw:layer="layout" svg:width="39.8cm" svg:height="23.4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1.8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23T14:55:23.480471257</dc:date>
    <meta:editing-duration>PT4H10M52S</meta:editing-duration>
    <meta:editing-cycles>2</meta:editing-cycles>
    <meta:generator>LibreOffice/6.1.5.2$Linux_X86_64 LibreOffice_project/10$Build-2</meta:generator>
    <meta:document-statistic meta:object-count="3"/>
  </office:meta>
</office:document-meta>
</file>